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4.055cm"/>
    </style:style>
    <style:style style:name="ro1" style:family="table-row">
      <style:table-row-properties style:row-height="0.68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2a9e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Note">
      <style:graphic-properties draw:stroke="none" svg:stroke-width="0cm" draw:fill="solid" draw:fill-color="#f2f2f2" draw:textarea-horizontal-align="justify" draw:textarea-vertical-align="top" draw:fit-to-size="false" style:shrink-to-fit="false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Calibri Light'" style:font-family-generic="swiss" style:font-pitch="variable" fo:font-size="10pt" fo:font-style="normal" fo:text-shadow="none" style:text-underline-style="none" fo:font-weight="bold" style:font-family-asian="'Calibri Light'" style:font-family-generic-asian="swiss" style:font-pitch-asian="variable" style:font-size-asian="10pt" style:font-style-asian="normal" style:font-weight-asian="bold" style:font-size-complex="10pt" style:font-style-complex="normal" style:font-weight-complex="bold"/>
    </style:style>
    <style:style style:name="gr2" style:family="graphic" style:parent-style-name="Note">
      <style:graphic-properties draw:stroke="none" svg:stroke-width="0cm" draw:fill="solid" draw:fill-color="#f2f2f2" draw:textarea-horizontal-align="justify" draw:textarea-vertical-align="top" draw:fit-to-size="false" style:shrink-to-fit="false" fo:min-height="3.702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Calibri Light'" style:font-family-generic="swiss" style:font-pitch="variable" fo:font-size="10pt" fo:font-style="normal" fo:text-shadow="none" style:text-underline-style="none" fo:font-weight="bold" style:font-family-asian="'Calibri Light'" style:font-family-generic-asian="swiss" style:font-pitch-asian="variable" style:font-size-asian="10pt" style:font-style-asian="normal" style:font-weight-asian="bold" style:font-size-complex="10pt" style:font-style-complex="normal" style:font-weight-complex="bold"/>
    </style:style>
    <style:style style:name="P1" style:family="paragraph">
      <loext:graphic-properties draw:fill="solid" draw:fill-color="#f2f2f2"/>
      <style:paragraph-properties fo:text-align="start"/>
      <style:text-properties fo:color="#000000" loext:opacity="100%" style:text-outline="false" style:text-line-through-style="none" style:text-line-through-type="none" style:text-position="0% 100%" fo:font-family="'Calibri Light'" style:font-family-generic="swiss" style:font-pitch="variable" fo:font-size="10pt" fo:font-style="normal" fo:text-shadow="none" style:text-underline-style="none" fo:font-weight="bold" style:font-family-asian="'Calibri Light'" style:font-family-generic-asian="swiss" style:font-pitch-asian="variable" style:font-size-asian="10pt" style:font-style-asian="normal" style:font-weight-asian="bold" style:font-size-complex="10pt" style:font-style-complex="normal" style:font-weight-complex="bold"/>
    </style:style>
    <style:style style:name="P2" style:family="paragraph">
      <style:paragraph-properties fo:text-align="start"/>
      <style:text-properties fo:color="#000000" loext:opacity="100%" style:text-outline="false" style:text-line-through-style="none" style:text-line-through-type="none" style:text-position="0% 100%" fo:font-family="'Calibri Light'" style:font-family-generic="swiss" style:font-pitch="variable" fo:font-size="10pt" fo:font-style="normal" fo:text-shadow="none" style:text-underline-style="none" fo:font-weight="bold" style:font-family-asian="'Calibri Light'" style:font-family-generic-asian="swiss" style:font-pitch-asian="variable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Calibri Light'" style:font-family-generic="swiss" style:font-pitch="variable" fo:font-size="10pt" fo:font-style="normal" fo:text-shadow="none" style:text-underline-style="none" fo:font-weight="normal" style:font-family-asian="'Calibri Light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AND(ISNUMBER(SUMPRODUCT(SEARCH(MID([.A1];ROW(INDIRECT(&quot;1:&quot;&amp;LEN([.A1])));1);&quot;0123456789abcdefghijklmnopqrstuvwxyzABCDEFGHIJKLMNOPQRSTUVWXYZ_&quot;)));ISNUMBER(SEARCH(LEFT([.A1];1);&quot;abcdefghijklmnopqrstuvwxyzABCDEFGHIJKLMNOPQRSTUVWXYZ_&quot;));NOT(ISNUMBER(SEARCH(&quot;~*&quot;;[.A1])))))" table:allow-empty-cell="true" table:base-cell-address="Sheet1.A1">
          <table:help-message table:display="true"/>
          <table:error-message table:message-type="stop" table:title="Invalid variable name" table:display="true">
            <text:p>Variable names need to start with a letter or an underscore (_), followed by only letters, numbers and underscores.</text:p>
          </table:error-message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16381" table:default-cell-style-name="ce3"/>
        <table:table-row table:style-name="ro1">
          <table:table-cell table:style-name="ce1" table:content-validation-name="val1" office:value-type="string" calcext:value-type="string">
            <text:p>cb_id_prac</text:p>
          </table:table-cell>
          <table:table-cell table:style-name="ce1" table:content-validation-name="val1" office:value-type="string" calcext:value-type="string">
            <text:p>stim_img_prac</text:p>
          </table:table-cell>
          <table:table-cell table:style-name="ce1" table:content-validation-name="val1" table:number-columns-repeated="16382"/>
        </table:table-row>
        <table:table-row table:style-name="ro1">
          <table:table-cell office:value-type="float" office:value="0" calcext:value-type="float">
            <office:annotation draw:style-name="gr1" draw:text-style-name="P1" svg:width="4.054cm" svg:height="3.902cm" svg:x="1.905cm" svg:y="0.331cm" draw:caption-point-x="2.14cm" draw:caption-point-y="0.367cm">
              <dc:creator>Work</dc:creator>
              <meta:date-string/>
              <text:p>Values</text:p>
              <text:p><text:span text:style-name="T1">Each iteration of this loop, a different one of these values will be chosen. This will be the value of the variable named above.</text:span></text:p>
            </office:annotation>
            <text:p>0</text:p>
          </table:table-cell>
          <table:table-cell table:style-name="ce2" office:value-type="string" calcext:value-type="string">
            <office:annotation draw:style-name="gr2" draw:text-style-name="P1" svg:width="4.054cm" svg:height="3.902cm" svg:x="5.96cm" svg:y="0.331cm" draw:caption-point-x="2.14cm" draw:caption-point-y="0.367cm">
              <dc:creator>Work</dc:creator>
              <meta:date-string/>
              <text:p text:style-name="P2">Values</text:p>
              <text:p text:style-name="P2"><text:span text:style-name="T1">Each iteration of this loop, a different one of these values will be chosen. This will be the value of the variable named above.</text:span></text:p>
            </office:annotation>
            <text:p>practice_img1.png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ractice_img2.png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practice_img3.png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Noto Sans CJK T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name-complex="Noto Sans CJK T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Noto Sans CJK TC" style:font-family-complex="'Noto Sans CJK TC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7P0" style:volatile="true">
      <number:text>$</number:text>
      <number:number number:decimal-places="0" number:min-decimal-places="0" number:min-integer-digits="1" number:grouping="true"/>
    </number:currency-style>
    <number:currency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currency-style>
    <number:currency-style style:name="N138P0" style:volatile="true">
      <number:text>$</number:text>
      <number:number number:decimal-places="0" number:min-decimal-places="0" number:min-integer-digits="1" number:grouping="true"/>
    </number:currency-style>
    <number:currency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39P0" style:volatile="true">
      <number:text>$</number:text>
      <number:number number:decimal-places="2" number:min-decimal-places="2" number:min-integer-digits="1" number:grouping="true"/>
    </number:currency-style>
    <number:currency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currency-style>
    <number:currency-style style:name="N140P0" style:volatile="true">
      <number:text>$</number:text>
      <number:number number:decimal-places="2" number:min-decimal-places="2" number:min-integer-digits="1" number:grouping="true"/>
    </number:currency-style>
    <number:currency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currency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 number:style="long"/>
      <number:text>:</number:text>
      <number:minutes number:style="long"/>
      <number:text> </number:text>
      <number:am-pm/>
    </number:time-style>
    <number:time-style style:name="N14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6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7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8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9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/>
      <number:text>/</number:text>
      <number:day/>
      <number:text>/</number:text>
      <number:year/>
    </number:date-style>
    <number:date-style style:name="N151">
      <number:year number:style="long"/>
      <number:text>年</number:text>
      <number:month/>
      <number:text>月</number:text>
      <number:day/>
      <number:text>日</number:text>
    </number:date-style>
    <number:time-style style:name="N152">
      <number:am-pm/>
      <number:hours number:style="long"/>
      <number:text>時</number:text>
      <number:minutes number:style="long"/>
      <number:text>分</number:text>
    </number:time-style>
    <number:time-style style:name="N153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59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59P2" style:volatile="true">
      <number:text loext:blank-width-char="-"> $</number:text>
      <number:fill-character> </number:fill-character>
      <number:text loext:blank-width-char="-1">- </number:text>
    </number:currency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61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61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0T22:14:57.983028361</meta:creation-date>
    <dc:date>2025-07-10T22:29:31.624381448</dc:date>
    <meta:generator>LibreOffice/25.2.3.2$Linux_X86_64 LibreOffice_project/520$Build-2</meta:generator>
    <meta:editing-duration>PT4M15S</meta:editing-duration>
    <meta:editing-cycles>1</meta:editing-cycles>
    <meta:document-statistic meta:table-count="1" meta:cell-count="8" meta:object-count="0"/>
    <meta:user-defined meta:name="AppVersion">16.0300</meta:user-defined>
    <meta:user-defined meta:name="ContentTypeId">0x010100B9F5CAB0486A994CA2C3B13E059EF2AE</meta:user-defined>
  </office:meta>
</office:document-meta>
</file>